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I. Goldman</text:p>
      <text:p text:style-name="P2">Addressee as “Editor”<text:tab/><text:tab/><text:tab/><text:tab/></text:p>
      <text:p text:style-name="P2">Date (derived from Hebrew Date)<text:tab/><text:tab/>1 Nissan 5628</text:p>
      <text:p text:style-name="P2">Date (derived from Gregorian calendar)<text:tab/>24 March 1868</text:p>
      <text:p text:style-name="P2">Month<text:tab/><text:tab/><text:tab/><text:tab/><text:tab/><text:tab/>March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I. Goldman Esqre/</text:p>
      <text:p text:style-name="P2">Dear Sir/</text:p>
      <text:p text:style-name="P2"><text:tab/>My judgment of your/ skill [crossed-out: in the art of drawing] as an artist, will carry with/ it no weight, but anyone seeing the portrait/ of the late Revd Isaac Leeser, that you kindly/ presented to me, must pronounce it excellent/ in every feature lineament./</text:p>
      <text:p text:style-name="P2"><text:tab/>I sincerely wish that your/ exertions may be crowned with success, for,/ [crossed-out: you have] by preserving the <text:span text:style-name="T1">true</text:span><text:span text:style-name="T2"> expression of a/ countenance, which thousands will recognize/ as that of [crossed-out: a benefactor of his people, and]/ a zealous servant of [crossed-out: his] God; you have conferred a/ lasting favor on [crossed-out: a whole] the Jewish community./</text:span></text:p>
      <text:p text:style-name="P2"><text:span text:style-name="T2"><text:tab/><text:tab/><text:tab/><text:tab/><text:tab/><text:tab/><text:tab/><text:tab/><text:tab/>Yours respectfully/</text:span></text:p>
      <text:p text:style-name="P2"><text:span text:style-name="T2"><text:tab/><text:tab/><text:tab/><text:tab/><text:tab/><text:tab/><text:tab/><text:tab/><text:tab/><text:tab/>S. Morais/</text:span></text:p>
      <text:p text:style-name="P2"><text:span text:style-name="T2">Philadelphia 1</text:span><text:span text:style-name="T3">st</text:span><text:span text:style-name="T2"> Nissan 5628/</text:span></text:p>
      <text:p text:style-name="P2"><text:span text:style-name="T2">March 24</text:span><text:span text:style-name="T3">th</text:span><text:span text:style-name="T2"> 1868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3:46:33</meta:creation-date>
    <dc:date>2009-04-30T09:11:17</dc:date>
    <dc:language>en-US</dc:language>
    <meta:editing-cycles>2</meta:editing-cycles>
    <meta:editing-duration>PT6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88" meta:character-count="2036"/>
  </office:meta>
</office:document-meta>
</file>